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P2" style:family="paragraph" style:parent-style-name="Text_20_body">
      <style:paragraph-properties fo:margin-top="0cm" fo:margin-bottom="0.101cm" loext:contextual-spacing="false"/>
    </style:style>
    <style:style style:name="P3" style:family="paragraph" style:parent-style-name="Text_20_body">
      <style:paragraph-properties fo:margin-top="0cm" fo:margin-bottom="0.101cm" loext:contextual-spacing="false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101cm" loext:contextual-spacing="false" fo:text-align="start" style:justify-single-word="false" style:vertical-align="bottom"/>
      <style:text-properties style:text-line-through-style="solid" style:text-line-through-type="single" fo:font-size="9pt" style:font-size-asian="9pt" style:font-size-complex="9pt"/>
    </style:style>
    <style:style style:name="P5" style:family="paragraph" style:parent-style-name="Text_20_body">
      <style:paragraph-properties fo:margin-top="0cm" fo:margin-bottom="0.101cm" loext:contextual-spacing="false" fo:padding="0cm" fo:border-left="none" fo:border-right="0.99pt solid #000000" fo:border-top="none" fo:border-bottom="none" style:shadow="none"/>
      <style:text-properties fo:font-size="9pt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 fo:padding="0cm" fo:border="none" style:shadow="none" style:vertical-align="bottom"/>
      <style:text-properties style:font-name="Nimbus Sans L"/>
    </style:style>
    <style:style style:name="P7" style:family="paragraph" style:parent-style-name="Text_20_body">
      <style:paragraph-properties fo:margin-top="0cm" fo:margin-bottom="0cm" loext:contextual-spacing="false" fo:padding="0cm" fo:border="none" style:writing-mode="page"/>
      <style:text-properties officeooo:paragraph-rsid="00159ffc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style:shadow="none" style:vertical-align="bottom"/>
    </style:style>
    <style:style style:name="P10" style:family="paragraph" style:parent-style-name="Text_20_body">
      <style:paragraph-properties fo:padding="0cm" fo:border="none" style:shadow="none"/>
    </style:style>
    <style:style style:name="P11" style:family="paragraph" style:parent-style-name="Text_20_body">
      <style:paragraph-properties fo:padding="0cm" fo:border="none" style:shadow="none" style:vertical-align="bottom"/>
    </style:style>
    <style:style style:name="P12" style:family="paragraph" style:parent-style-name="Text_20_body">
      <style:paragraph-properties fo:padding="0cm" fo:border="none" style:shadow="none" style:vertical-align="bottom"/>
      <style:text-properties style:font-name="Nimbus Sans L"/>
    </style:style>
    <style:style style:name="P13" style:family="paragraph" style:parent-style-name="Text_20_body">
      <style:paragraph-properties fo:padding="0cm" fo:border="none" style:shadow="none"/>
      <style:text-properties style:font-name="Nimbus Sans L" fo:font-size="8.5pt" style:font-size-asian="10.5pt"/>
    </style:style>
    <style:style style:name="P14" style:family="paragraph" style:parent-style-name="Text_20_body">
      <style:paragraph-properties fo:padding="0cm" fo:border="none" style:shadow="none" style:writing-mode="pag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>
        <style:tab-stops>
          <style:tab-stop style:position="1.323cm"/>
          <style:tab-stop style:position="6.001cm"/>
        </style:tab-stops>
      </style:paragraph-properties>
    </style:style>
    <style:style style:name="P17" style:family="paragraph" style:parent-style-name="Standard">
      <style:paragraph-properties fo:text-align="start" style:justify-single-word="false" style:vertical-align="bottom">
        <style:tab-stops>
          <style:tab-stop style:position="1.323cm"/>
          <style:tab-stop style:position="6.001cm"/>
        </style:tab-stops>
      </style:paragraph-properties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/>
    </style:style>
    <style:style style:name="P19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20" style:family="paragraph" style:parent-style-name="Heading_20_1">
      <style:paragraph-properties fo:margin-top="0cm" fo:margin-bottom="0.101cm" loext:contextual-spacing="false"/>
    </style:style>
    <style:style style:name="P21" style:family="paragraph" style:parent-style-name="Heading_20_1">
      <style:paragraph-properties fo:margin-top="0cm" fo:margin-bottom="0.101cm" loext:contextual-spacing="false" fo:break-before="column"/>
    </style:style>
    <style:style style:name="P22" style:family="paragraph" style:parent-style-name="Heading_20_1">
      <style:paragraph-properties fo:margin-top="0cm" fo:margin-bottom="0.101cm" loext:contextual-spacing="false" style:shadow="none" style:vertical-align="bottom"/>
      <style:text-properties style:font-name-asian="DejaVu Sans" style:font-name-complex="Lohit Hindi"/>
    </style:style>
    <style:style style:name="P23" style:family="paragraph" style:parent-style-name="Heading_20_1">
      <style:paragraph-properties fo:margin-top="0cm" fo:margin-bottom="0.101cm" loext:contextual-spacing="false" style:shadow="none" style:vertical-align="bottom"/>
      <style:text-properties fo:font-size="8.5pt" style:font-name-asian="DejaVu Sans" style:font-size-asian="7.40000009536743pt" style:font-name-complex="Lohit Hindi" style:font-size-complex="8.5pt"/>
    </style:style>
    <style:style style:name="P24" style:family="paragraph" style:parent-style-name="Heading_20_1" style:master-page-name="">
      <style:paragraph-properties fo:margin-top="0cm" fo:margin-bottom="0.101cm" loext:contextual-spacing="false" style:page-number="auto" fo:break-before="column"/>
    </style:style>
    <style:style style:name="P25" style:family="paragraph" style:parent-style-name="Heading_20_1" style:master-page-name="">
      <style:paragraph-properties fo:margin-top="0cm" fo:margin-bottom="0.101cm" loext:contextual-spacing="false" style:page-number="auto" fo:break-before="column" style:shadow="none" fo:keep-with-next="always" style:vertical-align="bottom"/>
      <style:text-properties style:font-name-asian="DejaVu Sans" style:font-name-complex="Lohit Hindi"/>
    </style:style>
    <style:style style:name="P26" style:family="paragraph" style:parent-style-name="Text_20_body">
      <style:paragraph-properties fo:margin-top="0cm" fo:margin-bottom="0cm" loext:contextual-spacing="false" fo:padding="0.051cm" fo:border-left="none" fo:border-right="0.99pt solid #000000" fo:border-top="none" fo:border-bottom="none" style:writing-mode="page"/>
      <style:text-properties officeooo:rsid="00159ffc" officeooo:paragraph-rsid="00159ffc"/>
    </style:style>
    <style:style style:name="P27" style:family="paragraph" style:parent-style-name="Text_20_body">
      <style:paragraph-properties fo:padding="0.051cm" fo:border-left="none" fo:border-right="0.99pt solid #000000" fo:border-top="none" fo:border-bottom="none" style:shadow="none" style:writing-mode="page"/>
      <style:text-properties officeooo:paragraph-rsid="00159ffc"/>
    </style:style>
    <style:style style:name="P28" style:family="paragraph" style:parent-style-name="Text_20_body">
      <style:paragraph-properties fo:padding="0.049cm" fo:border-left="none" fo:border-right="0.99pt solid #000000" fo:border-top="none" fo:border-bottom="none" style:shadow="none" style:writing-mode="page"/>
      <style:text-properties style:font-name="Nimbus Sans L" fo:font-size="8.5pt" officeooo:rsid="00159ffc" style:font-size-asian="10.5pt"/>
    </style:style>
    <style:style style:name="T1" style:family="text">
      <style:text-properties officeooo:rsid="00159ff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8.5pt" style:font-size-asian="10.5pt"/>
    </style:style>
    <style:style style:name="T4" style:family="text">
      <style:text-properties officeooo:rsid="0018093f"/>
    </style:style>
    <style:style style:name="T5" style:family="text">
      <style:text-properties officeooo:rsid="001938c9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 style:style="solid"/>
        </style:columns>
      </style:section-properties>
    </style: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4.935cm" draw:z-index="0">
        <draw:text-box fo:min-height="5.383cm" fo:min-width="8.964cm">
          <text:h text:style-name="P19" text:outline-level="1">Conventions</text:h>
          <text:p text:style-name="P5">Additions since the last release are marked with a vertical bar</text:p>
          <text:p text:style-name="P4">Deletions since the last release are struck through</text:p>
          <text:p text:style-name="P18"/>
          <text:p text:style-name="P16">Author: <text:tab/>Michael Pellaton</text:p>
          <text:p text:style-name="P17">Version:<text:tab/><text:modification-date style:data-style-name="N107">2018-01-21 1649</text:modification-date><text:line-break/>Source: <text:tab/><text:a xlink:type="simple" xlink:href="https://github.com/pellaton/eclipse-cheatsheet" text:style-name="Internet_20_link" text:visited-style-name="Visited_20_Internet_20_Link">https://github.com/pellaton/eclipse-cheatsheet</text:a><text:line-break/></text:p>
          <text:p text:style-name="P15">Copyright © 201<text:span text:style-name="T5">8</text:span> by Netcetera AG, Zürich.<text:line-break/><text:line-break/>Released under EPL v1.0 <text:line-break/><text:a xlink:type="simple" xlink:href="http://www.eclipse.org/legal/epl-v10.html" text:style-name="Internet_20_link" text:visited-style-name="Visited_20_Internet_20_Link">http://www.eclipse.org/legal/epl-v10.html</text:a></text:p>
        </draw:text-box>
      </draw:frame>
      <text:section text:style-name="Sect1" text:name="Section1">
        <text:h text:style-name="P20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6">Redo (on Windows)<text:tab/>Ctrl+Y<text:tab/>Dialogs, Windows</text:p>
        <text:p text:style-name="P9">Redo (on Linux)<text:tab/>Ctrl+Shift+Z <text:tab/>Dialogs, Wind<text:span text:style-name="T2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28">Toggle Split Editor horizontal<text:tab/>Ctrl+_<text:tab/>Windows</text:p>
        <text:p text:style-name="P28">Toggle Split Editor vertical<text:tab/>Ctrl+{<text:tab/>Windows</text:p>
        <text:p text:style-name="P13"/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8">Search Occurrences in File<text:tab/>Shift+Ctrl+U<text:tab/>Windows</text:p>
        <text:h text:style-name="Heading_20_1" text:outline-level="1">Git</text:h>
        <text:p text:style-name="P11">Comm<text:span text:style-name="T2">it...<text:tab/>Ctrl+#<text:tab/>In Windows</text:span></text:p>
        <text:p text:style-name="P12">Copy Path to Clipboard<text:tab/>Ctrl+C<text:tab/>In Git Repo View</text:p>
        <text:p text:style-name="P12">Copy<text:tab/>Ctrl+C<text:tab/>In Git Reflog View</text:p>
        <text:p text:style-name="P12">Paste Repo Path or URI<text:tab/>Ctrl+V<text:tab/>In Git Repo View</text:p>
        <text:p text:style-name="Text_20_body"/>
        <text:h text:style-name="P21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14">Toggle Word Wrap<text:tab/>Alt+Shift+Y<text:tab/>Editing Text</text:p>
        <text:p text:style-name="P14">Zoom In<text:tab/>Ctrl++<text:tab/>Editing Text</text:p>
        <text:p text:style-name="P14">Zoom In <text:tab/>Ctrl+=<text:tab/>Editing Text</text:p>
        <text:p text:style-name="P14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10">Annotate Class File<text:tab/>Ctrl+1<text:tab/>Browse Att. Src.</text:p>
        <text:p text:style-name="P27"><text:span text:style-name="T1">Open Hyperlink<text:tab/>F3<text:tab/>Editing Text</text:span></text:p>
        <text:h text:style-name="P23" text:outline-level="1"/>
        <text:h text:style-name="P22" text:outline-level="1">Java Editing – Navigation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0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2">Build All<text:tab/>Ctrl+B<text:tab/>Windows</text:p>
        <text:h text:style-name="P21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9">Undo<text:tab/>Ctrl+Z<text:tab/>Breakpoin<text:span text:style-name="T2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10">Skip All Breakpoints<text:tab/>Ctrl+Alt+B<text:tab/>Windows</text:p>
        <text:h text:style-name="Heading_20_1" text:outline-level="1"/>
        <text:h text:style-name="P24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14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14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/>
        <text:h text:style-name="P25" text:outline-level="1">Ant Editing</text:h>
        <text:p text:style-name="Text_20_body">Open External Doc.<text:tab/>Shift+F2<text:tab/>Editing Ant Files</text:p>
        <text:p text:style-name="P3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9">O<text:span text:style-name="T2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7">Show Contrib. Plug-in<text:tab/>Shift+Alt+F3 <text:tab/>Dialogs, Windows</text:p>
        <text:p text:style-name="P26">Layout Spy<text:tab/>Ctrl+Alt+Shift+F9<text:tab/>Dialogs, Window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onsolas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family="'Nimbus Sans L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padding="0cm" fo:border-left="none" fo:border-right="none" fo:border-top="none" fo:border-bottom="0.51pt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family="'Nimbus Mono L'" style:font-style-name="Regular" style:font-family-generic="modern" style:font-pitch="fixed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loext:contextual-spacing="false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family="'Nimbus Sans L'" style:font-style-name="Bold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  <style:text-properties fo:font-size="13pt" style:font-size-asian="13pt" style:font-size-complex="13pt"/>
    </style:style>
    <style:style style:name="MT1" style:family="text">
      <style:text-properties officeooo:rsid="00159ffc"/>
    </style:style>
    <style:style style:name="MT2" style:family="text">
      <style:text-properties officeooo:rsid="0018093f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.6cm">
          <style:column-sep style:width="0.002cm" style:color="#000000" style:height="100%" style:style="solid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<text:span text:style-name="MT1">7</text:span>.<text:span text:style-name="MT2">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aton</meta:initial-creator>
    <meta:creation-date>2011-02-16T16:40:31</meta:creation-date>
    <dc:date>2018-01-21T16:49:30.359000000</dc:date>
    <meta:editing-duration>PT3H32M3S</meta:editing-duration>
    <meta:editing-cycles>44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251" meta:word-count="1310" meta:character-count="9156" meta:non-whitespace-character-count="8075"/>
  </office:meta>
</office:document-meta>
</file>